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8dc26" officeooo:paragraph-rsid="0018dc26"/>
    </style:style>
    <style:style style:name="P2" style:family="paragraph" style:parent-style-name="Text_20_body">
      <style:text-properties officeooo:rsid="001a701a" officeooo:paragraph-rsid="001a701a"/>
    </style:style>
    <style:style style:name="P3" style:family="paragraph" style:parent-style-name="Text_20_body">
      <style:text-properties officeooo:rsid="0020f0b9" officeooo:paragraph-rsid="0020f0b9"/>
    </style:style>
    <style:style style:name="P4" style:family="paragraph" style:parent-style-name="Text_20_body">
      <style:text-properties officeooo:rsid="0025f8aa" officeooo:paragraph-rsid="0025f8aa"/>
    </style:style>
    <style:style style:name="P5" style:family="paragraph" style:parent-style-name="Text_20_body">
      <style:text-properties officeooo:rsid="00263bae" officeooo:paragraph-rsid="00266d9c"/>
    </style:style>
    <style:style style:name="P6" style:family="paragraph" style:parent-style-name="Heading_20_1">
      <style:text-properties officeooo:rsid="00263bae" officeooo:paragraph-rsid="00263bae"/>
    </style:style>
    <style:style style:name="P7" style:family="paragraph" style:parent-style-name="Heading_20_1">
      <style:paragraph-properties fo:margin-top="0in" fo:margin-bottom="0in" loext:contextual-spacing="false" fo:text-align="center" style:justify-single-word="false" style:writing-mode="page"/>
      <style:text-properties officeooo:rsid="001d31bc" officeooo:paragraph-rsid="001d31bc"/>
    </style:style>
    <style:style style:name="P8" style:family="paragraph" style:parent-style-name="Heading_20_1">
      <style:paragraph-properties fo:break-before="page"/>
      <style:text-properties officeooo:rsid="0020f0b9" officeooo:paragraph-rsid="0020f0b9"/>
    </style:style>
    <style:style style:name="P9" style:family="paragraph" style:parent-style-name="Title">
      <style:text-properties officeooo:rsid="0018dc26" officeooo:paragraph-rsid="0018dc26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paragraph-properties fo:text-align="start"/>
      <style:text-properties fo:color="#ffffff" fo:font-weight="normal" style:font-weight-asian="normal" style:font-weight-complex="normal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style:paragraph-properties fo:text-align="center"/>
      <style:text-properties fo:color="#ffffff" fo:font-weight="normal" style:font-weight-asian="normal" style:font-weight-complex="normal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-color="#000000"/>
      <style:text-properties fo:color="#ffffff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22f50a"/>
    </style:style>
    <style:style style:name="T2" style:family="text">
      <style:text-properties officeooo:rsid="00266d9c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weight="normal" style:font-weight-asian="normal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366in" fo:min-width="1.2854in" style:run-through="foreground"/>
    </style:style>
    <style:style style:name="gr3" style:family="graphic">
      <style:graphic-properties draw:textarea-horizontal-align="justify" draw:textarea-vertical-align="middle" draw:auto-grow-height="false" fo:min-height="0.7244in" fo:min-width="2.2272in" style:run-through="foreground"/>
    </style:style>
    <style:style style:name="gr4" style:family="graphic">
      <style:graphic-properties draw:textarea-horizontal-align="justify" draw:textarea-vertical-align="middle" draw:auto-grow-height="false" fo:min-height="0.7244in" fo:min-width="2.2209in" style:run-through="foreground"/>
    </style:style>
    <style:style style:name="gr5" style:family="graphic">
      <style:graphic-properties draw:textarea-horizontal-align="justify" draw:textarea-vertical-align="middle" draw:auto-grow-height="false" fo:min-height="0.7244in" fo:min-width="2.2264in" style:run-through="foreground"/>
    </style:style>
    <style:style style:name="gr6" style:family="graphic">
      <style:graphic-properties draw:textarea-horizontal-align="justify" draw:textarea-vertical-align="middle" draw:auto-grow-height="false" fo:min-height="0.5154in" fo:min-width="0.5154in" style:run-through="foreground"/>
    </style:style>
    <style:style style:name="gr7" style:family="graphic">
      <style:graphic-properties svg:stroke-color="#000000" draw:marker-end="Arrow" draw:marker-end-width="0.0693in" draw:fill-color="#000000" draw:textarea-horizontal-align="center" draw:textarea-vertical-align="middle" style:run-through="foreground"/>
    </style:style>
    <style:style style:name="gr8" style:family="graphic">
      <style:graphic-properties svg:stroke-color="#000000" draw:fill-color="#000000" draw:textarea-horizontal-align="center" draw:textarea-vertical-align="middle" style:run-through="foreground"/>
    </style:style>
    <style:style style:name="gr9" style:family="graphic">
      <style:graphic-properties draw:textarea-horizontal-align="justify" draw:textarea-vertical-align="middle" draw:auto-grow-height="false" fo:min-height="0.3366in" fo:min-width="1.9492in" style:run-through="foreground"/>
    </style:style>
    <style:style style:name="gr10" style:family="graphic">
      <style:graphic-properties draw:stroke="none" svg:stroke-color="#000000" draw:fill="none" draw:fill-color="#ffffff" fo:min-height="0.2516in" style:run-through="foreground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0.3752in" fo:min-width="0.0984in" style:run-through="foreground"/>
    </style:style>
    <style:style style:name="gr12" style:family="graphic">
      <style:graphic-properties draw:stroke="none" svg:stroke-color="#000000" draw:fill="none" draw:fill-color="#ffffff" fo:min-height="0.2429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irtue Assembler Design Doc</text:p>
      <text:p text:style-name="P1">The goal of Virtue Assembler is to take a compatible VM image and install all required Virtue components into it. This is including, but not limited to – custom kernel, syslog-ng with custom modules, docker, a series of docker containers developed for this program, and authorized public keys.</text:p>
      <text:p text:style-name="P1">The process is multi-staged, and allows for addition of more stages as well as stage dependency. The stages can use either the cloud-init method, such that new configuration of the VM will be stored in a data file and applied to the VM on boot. Or the SSH method, such that a running VM will be configured on the fly using an ssh connection. Both methods have its ups and downs. Cloud-init does not rely on the network, but can not transfer large files. SSH relies on the network, but can transfer large files.</text:p>
      <text:p text:style-name="P2">Upon running the assembler, cloud-init files will be generated. Once a VM is up and running with the completed cloud-init config, the SSH stages are executed.</text:p>
      <text:p text:style-name="P2"><draw:frame draw:style-name="fr1" draw:name="Frame1" text:anchor-type="paragraph" svg:x="-0.0917in" svg:y="0.0634in" svg:width="6.8764in" draw:z-index="0"><draw:text-box fo:min-height="4.6429in"><text:h text:style-name="P7" text:outline-level="1"><draw:g text:anchor-type="paragraph" draw:z-index="1" draw:style-name="gr1"><draw:custom-shape draw:name="Shape1" draw:style-name="gr2" draw:text-style-name="P10" svg:width="1.3217in" svg:height="0.3732in" svg:x="0.0882in" svg:y="0.4516in"><text:p text:style-name="P10"><text:span text:style-name="T3">assemble.py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11" svg:width="2.2276in" svg:height="0.7248in" svg:x="1.6571in" svg:y="0.4453in"><text:p text:style-name="P11"><text:span text:style-name="T4">“</text:span><text:span text:style-name="T4">RSA Key” Stage</text:span></text:p><text:p text:style-name="P11"><text:span text:style-name="T4"><text:s text:c="4"/></text:span><text:span text:style-name="T4">- Cloud-init</text:span></text:p><text:p text:style-name="P11"><text:span text:style-name="T4"><text:s text:c="4"/></text:span><text:span text:style-name="T4">- Installs public key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4" draw:text-style-name="P11" svg:width="2.2213in" svg:height="0.7248in" svg:x="1.6634in" svg:y="1.285in"><text:p text:style-name="P11"><text:span text:style-name="T4">“</text:span><text:span text:style-name="T4">Kernel” Stage</text:span></text:p><text:p text:style-name="P11"><text:span text:style-name="T4"><text:s text:c="4"/></text:span><text:span text:style-name="T4">- Cloud-init</text:span></text:p><text:p text:style-name="P11"><text:span text:style-name="T4"><text:s text:c="4"/></text:span><text:span text:style-name="T4">- Installs custom kernel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" draw:text-style-name="P11" svg:width="2.2268in" svg:height="0.7248in" svg:x="1.6701in" svg:y="2.0988in"><text:p text:style-name="P11"><text:span text:style-name="T4">“</text:span><text:span text:style-name="T4">APT” Stage</text:span></text:p><text:p text:style-name="P11"><text:span text:style-name="T4"><text:s text:c="4"/></text:span><text:span text:style-name="T4">- Cloud-init</text:span></text:p><text:p text:style-name="P11"><text:span text:style-name="T4"><text:s text:c="4"/></text:span><text:span text:style-name="T4">- Installs docker, python, git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" draw:text-style-name="P11" svg:width="2.2268in" svg:height="0.7248in" svg:x="1.6764in" svg:y="2.8933in"><text:p text:style-name="P11"><text:span text:style-name="T4">“</text:span><text:span text:style-name="T4">docker-virtue” Stage</text:span></text:p><text:p text:style-name="P11"><text:span text:style-name="T4"><text:s text:c="4"/></text:span><text:span text:style-name="T4">- Cloud-init</text:span></text:p><text:p text:style-name="P11"><text:span text:style-name="T4"><text:s text:c="4"/></text:span><text:span text:style-name="T4">- Checks out required virtues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" draw:text-style-name="P11" svg:width="2.2268in" svg:height="0.7248in" svg:x="1.6764in" svg:y="3.6878in"><text:p text:style-name="P11"><text:span text:style-name="T4">“</text:span><text:span text:style-name="T4">syslog” Stage</text:span></text:p><text:p text:style-name="P11"><text:span text:style-name="T4"><text:s text:c="4"/></text:span><text:span text:style-name="T4">- SSH</text:span></text:p><text:p text:style-name="P11"><text:span text:style-name="T4"><text:s text:c="4"/></text:span><text:span text:style-name="T4">- Depends on RSA Key stage</text:span></text:p><text:p text:style-name="P11"><text:span text:style-name="T4"><text:s text:c="4"/></text:span><text:span text:style-name="T4">- Installs custom syslog-ng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6" draw:text-style-name="P13" svg:width="1.0295in" svg:height="1.0295in" svg:x="5.1472in" svg:y="1.8508in"><text:p text:style-name="P12"><text:span text:style-name="T4">VM Image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line draw:name="Shape5" draw:style-name="gr7" draw:text-style-name="P14" svg:x1="1.4098in" svg:y1="0.7709in" svg:x2="1.6571in" svg:y2="0.7709in"><text:p/></draw:line><draw:line draw:name="Shape6" draw:style-name="gr8" draw:text-style-name="P14" svg:x1="1.4882in" svg:y1="0.7709in" svg:x2="1.4882in" svg:y2="4.2543in"><text:p/></draw:line><draw:line draw:name="Shape8" draw:style-name="gr7" draw:text-style-name="P14" svg:x1="1.4882in" svg:y1="1.6571in" svg:x2="1.6634in" svg:y2="1.6571in"><text:p/></draw:line><draw:line draw:name="Shape9" draw:style-name="gr7" draw:text-style-name="P14" svg:x1="1.4882in" svg:y1="2.5417in" svg:x2="1.6701in" svg:y2="2.5417in"><text:p/></draw:line><draw:line draw:name="Shape10" draw:style-name="gr7" draw:text-style-name="P14" svg:x1="1.4882in" svg:y1="3.3098in" svg:x2="1.6764in" svg:y2="3.3098in"><text:p/></draw:line><draw:line draw:name="Shape11" draw:style-name="gr7" draw:text-style-name="P14" svg:x1="1.4882in" svg:y1="4.2543in" svg:x2="1.6764in" svg:y2="4.2543in"><text:p/></draw:line><draw:custom-shape draw:name="Shape1" draw:style-name="gr9" draw:text-style-name="P10" svg:width="1.9858in" svg:height="0.3732in" svg:x="4.672in" svg:y="1.1354in"><text:p text:style-name="P10"><text:span text:style-name="T3">cloud-init’s user-data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13" draw:style-name="gr10" draw:text-style-name="P15" svg:width="0.1441in" svg:height="0.2516in" svg:x="5.5898in" svg:y="1.5717in"><draw:text-box><text:p><text:span text:style-name="T5">+</text:span></text:p></draw:text-box></draw:frame><draw:custom-shape draw:name="Shape1" draw:style-name="gr9" draw:text-style-name="P10" svg:width="1.9858in" svg:height="0.3732in" svg:x="4.6598in" svg:y="3.4205in"><text:p text:style-name="P10"><text:span text:style-name="T3">Virtue Instance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4" draw:style-name="gr8" draw:text-style-name="P14" svg:x1="4.1898in" svg:y1="3.2661in" svg:x2="4.1898in" svg:y2="0.735in"><text:p/></draw:line><draw:line draw:name="Shape7" draw:style-name="gr8" draw:text-style-name="P14" svg:x1="3.8839in" svg:y1="0.735in" svg:x2="4.1894in" svg:y2="0.735in"><text:p/></draw:line><draw:line draw:name="Shape12" draw:style-name="gr8" draw:text-style-name="P14" svg:x1="3.8839in" svg:y1="1.7091in" svg:x2="4.1894in" svg:y2="1.7091in"><text:p/></draw:line><draw:line draw:name="Shape14" draw:style-name="gr8" draw:text-style-name="P14" svg:x1="3.8965in" svg:y1="2.4791in" svg:x2="4.1894in" svg:y2="2.4791in"><text:p/></draw:line><draw:line draw:name="Shape15" draw:style-name="gr8" draw:text-style-name="P14" svg:x1="3.9028in" svg:y1="3.2661in" svg:x2="4.1894in" svg:y2="3.2661in"><text:p/></draw:line><draw:line draw:name="Shape16" draw:style-name="gr7" draw:text-style-name="P14" svg:x1="4.1898in" svg:y1="1.3563in" svg:x2="4.6724in" svg:y2="1.3563in"><text:p/></draw:line><draw:custom-shape draw:name="Shape17" draw:style-name="gr11" draw:text-style-name="P16" svg:width="0.1969in" svg:height="0.4287in" svg:x="5.5728in" svg:y="2.9354in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18" draw:style-name="gr12" draw:text-style-name="P17" svg:width="0.6894in" svg:height="0.2433in" svg:x="5.7693in" svg:y="3.0343in"><draw:text-box><text:p>Boot</text:p></draw:text-box></draw:frame><draw:line draw:name="Shape19" draw:style-name="gr8" draw:text-style-name="P14" svg:x1="3.9028in" svg:y1="4.1264in" svg:x2="4.2882in" svg:y2="4.1264in"><text:p/></draw:line><draw:line draw:name="Shape20" draw:style-name="gr8" draw:text-style-name="P14" svg:x1="4.2937in" svg:y1="4.1264in" svg:x2="4.2937in" svg:y2="3.5917in"><text:p/></draw:line><draw:line draw:name="Shape21" draw:style-name="gr7" draw:text-style-name="P14" svg:x1="4.2937in" svg:y1="3.5917in" svg:x2="4.6598in" svg:y2="3.5937in"><text:p/></draw:line></draw:g>Assembler use example</text:h></draw:text-box></draw:frame></text:p>
      <text:h text:style-name="P8" text:outline-level="1">Stage design</text:h>
      <text:p text:style-name="P3">Each stage needs to be able to tell its name, its type (cloud-init or ssh) and if it depends on other stages. <text:span text:style-name="T1">Each stage is a python class that inherits either from CIStage or SSHStage classes with defined NAME and DEPENDS variables. </text:span></text:p>
      <text:p text:style-name="P4">CIStage provides an interface to easily configure cloud-init’s modules such as write files, or add users. </text:p>
      <text:p text:style-name="P4"/>
      <text:h text:style-name="P6" text:outline-level="1">Overall design</text:h>
      <text:p text:style-name="P5">The entry point (assember.py) needs to collect all required data, then run all of the CIStage based stages, wait for the resulting VM to appear available over the SSH connection, <text:span text:style-name="T2">wait for VM’s cloud-init scripts to finish, </text:span>and run all of the SSHStage based stag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v Ponomarev</meta:initial-creator>
    <meta:creation-date>2018-04-03T09:37:11.237532548</meta:creation-date>
    <dc:date>2018-04-04T13:46:00.849600074</dc:date>
    <dc:creator>Stanislav Ponomarev</dc:creator>
    <meta:editing-duration>P1DT3H48M16S</meta:editing-duration>
    <meta:editing-cycles>9</meta:editing-cycles>
    <meta:generator>LibreOffice/5.4.5.1$Linux_X86_64 LibreOffice_project/40m0$Build-1</meta:generator>
    <meta:document-statistic meta:table-count="0" meta:image-count="0" meta:object-count="0" meta:page-count="2" meta:paragraph-count="10" meta:word-count="281" meta:character-count="1640" meta:non-whitespace-character-count="1365"/>
  </office:meta>
</office:document-meta>
</file>